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2.21506in, 3.58574in, 4.30828in, 3.40434in)"/>
    </style:style>
    <style:style style:family="graphic" style:name="a1" style:parent-style-name="Graphics">
      <style:graphic-properties fo:border="0.01042in none" fo:background-color="transparent" fo:clip="rect(2.17052in, 3.55607in, 2.85134in, 3.44912in)"/>
    </style:style>
    <style:style style:family="graphic" style:name="a2" style:parent-style-name="Graphics">
      <style:graphic-properties fo:border="0.01042in none" fo:background-color="transparent" fo:clip="rect(1.67987in, 0.56793in, 2.74733in, 0.01497in)"/>
    </style:style>
  </office:automatic-styles>
  <office:body>
    <office:text text:use-soft-page-breaks="true">
      <text:p text:style-name="P1"/>
      <text:p text:style-name="Standard"/>
      <text:p text:style-name="P3"><draw:frame draw:style-name="a0" draw:name="Grafik 1" text:anchor-type="as-char" svg:x="0in" svg:y="0in" svg:width="6.39508in" svg:height="1.11219in" style:rel-width="scale" style:rel-height="scale"><draw:image xlink:href="media/image1.tmp" xlink:type="simple" xlink:show="embed" xlink:actuate="onLoad"/><svg:title/><svg:desc>OS2023_Blatt03 - Google Chrome</svg:desc></draw:frame></text:p>
      <text:p text:style-name="Standard">Eine Race Condition ist ein Designfehler in einem Multithread-System oder einer Anwendung, bei dem der Betrieb des Systems oder der Anwendung von der Reihenfolge abhängt, in der Teile des Codes ausgeführt werden.</text:p>
      <text:p text:style-name="Standard"/>
      <text:p text:style-name="P4"><draw:frame draw:style-name="a1" draw:name="Grafik 2" text:anchor-type="as-char" svg:x="0in" svg:y="0in" svg:width="6.07266in" svg:height="2.46528in" style:rel-width="scale" style:rel-height="scale"><draw:image xlink:href="media/image2.tmp" xlink:type="simple" xlink:show="embed" xlink:actuate="onLoad"/><svg:title/><svg:desc>OS2023_Blatt03 - Google Chrome</svg:desc></draw:frame></text:p>
      <text:p text:style-name="P5"/>
      <text:p text:style-name="Standard">Ready State – Ein Zustand, in dem ein Prozess bereit ist und auf seine Ausführung wartet.</text:p>
      <text:p text:style-name="Standard">Block State– Ein Zustand, in dem ein Prozess nicht ausgeführt wird, bis ein Prozessereignis eintritt, wie z. B. der Abschluss einer Eingabe-/Ausgabeoperation.</text:p>
      <text:p text:style-name="Standard">Running State – Ein Zustand, in dem der Prozess gerade ausgeführt wird.</text:p>
      <text:p text:style-name="Standard"><draw:frame draw:style-name="a2" draw:name="Grafik 3" text:anchor-type="as-char" svg:x="0in" svg:y="0in" svg:width="6.3in" svg:height="1.575in" style:rel-width="scale" style:rel-height="scale"><draw:image xlink:href="media/image3.tmp" xlink:type="simple" xlink:show="embed" xlink:actuate="onLoad"/><svg:title/><svg:desc>The Linux Scheduling Algorithm - Google Chrome</svg:desc></draw:frame></text:p>
      <text:p text:style-name="Standard"/>
      <text:p text:style-name="Standard"/>
      <text:p text:style-name="P6"/>
      <text:p text:style-name="P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Betriebsysteme<text:tab/><text:s/>Übungsblatt 3<text:tab/><text:s/>Yahor Siarheyeu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arheyeu, Yahor</meta:initial-creator>
    <dc:creator>Siarheyeu, Yahor</dc:creator>
    <meta:creation-date>2023-03-21T08:55:00Z</meta:creation-date>
    <dc:date>2023-03-26T16:40:00Z</dc:date>
    <meta:template xlink:href="Normal" xlink:type="simple"/>
    <meta:editing-cycles>2</meta:editing-cycles>
    <meta:editing-duration>PT0S</meta:editing-duration>
    <meta:document-statistic meta:page-count="2" meta:paragraph-count="1" meta:word-count="75" meta:character-count="548" meta:row-count="3" meta:non-whitespace-character-count="474"/>
  </office:meta>
</office:document-meta>
</file>